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leObj1" manifest:media-type="application/octet-stream"/>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leObj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Helvetica" svg:font-family="Helvetica, Arial, sans-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82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start" style:justify-single-word="false"/>
    </style:style>
    <style:style style:name="P3" style:family="paragraph" style:parent-style-name="Standard">
      <style:paragraph-properties fo:margin-top="0cm" fo:margin-bottom="0.282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cm" fo:margin-bottom="0.282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282cm" loext:contextual-spacing="false" fo:line-height="115%" fo:text-align="center" style:justify-single-word="false"/>
      <style:text-properties fo:color="#000000" style:font-name="Arial" fo:font-size="18pt" fo:font-weight="normal" fo:background-color="transparent" style:font-name-asian="Arial" style:font-name-complex="Arial"/>
    </style:style>
    <style:style style:name="P6" style:family="paragraph" style:parent-style-name="Standard">
      <style:paragraph-properties fo:margin-top="0cm" fo:margin-bottom="0.282cm" loext:contextual-spacing="false" fo:line-height="115%" fo:text-align="center" style:justify-single-word="false"/>
      <style:text-properties fo:color="#000000" style:font-name="Arial" fo:font-size="18pt" fo:font-weight="normal"/>
    </style:style>
    <style:style style:name="P7" style:family="paragraph" style:parent-style-name="Standard">
      <style:paragraph-properties fo:margin-top="0cm" fo:margin-bottom="0.106cm" loext:contextual-spacing="false" fo:line-height="115%" fo:text-align="center" style:justify-single-word="false"/>
      <style:text-properties fo:color="#000000" style:font-name="Arial" fo:font-size="26pt" fo:font-weight="normal" fo:background-color="transparent" style:font-name-asian="Arial" style:font-name-complex="Arial"/>
    </style:style>
    <style:style style:name="P8" style:family="paragraph" style:parent-style-name="Standard">
      <style:paragraph-properties fo:margin-top="0cm" fo:margin-bottom="0.106cm" loext:contextual-spacing="false" fo:line-height="115%" fo:text-align="center" style:justify-single-word="false"/>
      <style:text-properties fo:color="#000000" style:font-name="Arial" fo:font-size="20pt" fo:font-weight="bold" fo:background-color="transparent" style:font-name-asian="Arial" style:font-name-complex="Arial"/>
    </style:style>
    <style:style style:name="P9"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8pt" fo:font-weight="bold" fo:background-color="transparent" style:font-name-asian="Calibri1" style:font-name-complex="Calibri1"/>
    </style:style>
    <style:style style:name="P10"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6pt" fo:font-weight="bold" fo:background-color="transparent" style:font-name-asian="Calibri1" style:font-name-complex="Calibri1"/>
    </style:style>
    <style:style style:name="P11"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3pt" fo:font-weight="bold" fo:background-color="transparent" style:font-name-asian="Calibri1" style:font-name-complex="Calibri1"/>
    </style:style>
    <style:style style:name="P13" style:family="paragraph" style:parent-style-name="Standard" style:list-style-name="L1">
      <style:paragraph-properties fo:margin-top="0cm" fo:margin-bottom="0.353cm" loext:contextual-spacing="false" fo:line-height="115%" fo:text-align="start" style:justify-single-word="false"/>
    </style:style>
    <style:style style:name="T1" style:family="text">
      <style:text-properties style:use-window-font-color="true" style:font-name="Calibri1" fo:font-size="14pt" fo:font-weight="bold" fo:background-color="transparent" loext:char-shading-value="0" style:font-name-asian="Calibri1" style:font-name-complex="Calibri1"/>
    </style:style>
    <style:style style:name="T2" style:family="text">
      <style:text-properties style:use-window-font-color="true" style:font-name="Calibri1" fo:font-size="11pt" fo:font-weight="normal" fo:background-color="transparent" loext:char-shading-value="0" style:font-name-asian="Calibri1" style:font-name-complex="Calibri1"/>
    </style:style>
    <style:style style:name="T3" style:family="text">
      <style:text-properties style:use-window-font-color="true" style:font-name="Calibri1" fo:font-size="11pt" fo:font-weight="bold" fo:background-color="transparent" loext:char-shading-value="0" style:font-name-asian="Calibri1" style:font-name-complex="Calibri1"/>
    </style:style>
    <style:style style:name="T4" style:family="text">
      <style:text-properties style:use-window-font-color="true" style:font-name="Calibri1"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 style:family="text">
      <style:text-properties style:use-window-font-color="true" style:font-name="Calibri1" fo:font-size="16pt" fo:font-weight="bold" fo:background-color="transparent" loext:char-shading-value="0" style:font-name-asian="Calibri1" style:font-name-complex="Calibri1"/>
    </style:style>
    <style:style style:name="T6" style:family="text">
      <style:text-properties style:use-window-font-color="true" style:font-name="Calibri1" fo:font-size="13pt" fo:font-weight="bold" fo:background-color="transparent" loext:char-shading-value="0" style:font-name-asian="Calibri1" style:font-name-complex="Calibri1"/>
    </style:style>
    <style:style style:name="T7" style:family="text">
      <style:text-properties style:use-window-font-color="true" style:font-name="Calibri1" fo:font-size="13pt" fo:font-weight="normal" fo:background-color="transparent" loext:char-shading-value="0" style:font-name-asian="Calibri1" style:font-name-complex="Calibri1"/>
    </style:style>
    <style:style style:name="T8" style:family="text">
      <style:text-properties officeooo:rsid="00135e3b"/>
    </style:style>
    <style:style style:name="T9" style:family="text">
      <style:text-properties fo:font-variant="normal" fo:text-transform="none" fo:color="#444950" style:font-name="Helvetica" fo:font-size="9.75pt" fo:letter-spacing="normal" fo:font-style="normal"/>
    </style:style>
    <style:style style:name="T10" style:family="text">
      <style:text-properties fo:font-variant="normal" fo:text-transform="none" fo:color="#444950" style:font-name="Helvetica" fo:font-size="9.75pt" fo:letter-spacing="normal" fo:font-style="normal" officeooo:rsid="00135e3b" fo:background-color="transparent" loext:char-shading-value="0" style:font-name-asian="Arial" style:font-name-complex="Arial"/>
    </style:style>
    <style:style style:name="T11" style:family="text">
      <style:text-properties fo:background-color="transparent" loext:char-shading-value="0" style:font-name-asian="Arial" style:font-name-complex="Arial"/>
    </style:style>
    <style:style style:name="T12" style:family="text">
      <style:text-properties officeooo:rsid="00135e3b" fo:background-color="transparent" loext:char-shading-value="0" style:font-name-asian="Arial" style:font-name-complex="Arial"/>
    </style:style>
    <style:style style:name="T13" style:family="text">
      <style:text-properties officeooo:rsid="00154b39"/>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span><draw:frame draw:style-name="fr1" draw:name="1" text:anchor-type="as-char" svg:width="7.938cm" style:rel-width="scale" svg:height="4.101cm" style:rel-height="scale" draw:z-index="0"><draw:object-ole xlink:href="./OleObj1" xlink:type="simple" xlink:show="embed" xlink:actuate="onLoad"/><draw:image xlink:href="./ObjectReplacements/OleObj1" xlink:type="simple" xlink:show="embed" xlink:actuate="onLoad"/></draw:frame></text:p>
      <text:p text:style-name="P3"/>
      <text:p text:style-name="P3"/>
      <text:p text:style-name="P7">Faculdade de Ciências da Universidade do Porto</text:p>
      <text:p text:style-name="P3"/>
      <text:p text:style-name="P4"/>
      <text:p text:style-name="P9">Base de Dados(CC2005)- 2019/2020</text:p>
      <text:p text:style-name="P4"/>
      <text:p text:style-name="P4"/>
      <text:p text:style-name="P8">Relatório do 1º Projeto de Base de Dados</text:p>
      <text:p text:style-name="P3"/>
      <text:p text:style-name="P4"/>
      <text:p text:style-name="P5">Maria Almeida 201805265</text:p>
      <text:p text:style-name="P6"><text:span text:style-name="T11">Ana Loureiro </text:span><text:span text:style-name="T12">201805397</text:span></text:p>
      <text:p text:style-name="P5">Rui Cardoso <text:span text:style-name="T8">201805046</text:span></text:p>
      <text:p text:style-name="P10">Introdução</text:p>
      <text:p text:style-name="P11">Este relatório foi realizado no âmbito do primeiro trabalho prático da unidade curricular de Base de Dados. <text:s/>O objetivo deste projeto foi criar uma base de dados que descrevia o universo dos anti-heróis da DC Comics.</text:p>
      <text:p text:style-name="P11">Os ficheiros contidos no zip:</text:p>
      <text:list xml:id="list2973033234" text:style-name="L1">
        <text:list-item>
          <text:p text:style-name="P13"><text:span text:style-name="T3">base.sql - </text:span><text:span text:style-name="T2">Ficheiro SQL que contém o esquema e os respetivos dados do universo.</text:span></text:p>
        </text:list-item>
        <text:list-item>
          <text:p text:style-name="P13"><text:span text:style-name="T3">ER.er - </text:span><text:span text:style-name="T2">Ficheiro que contém o modelo ER.</text:span></text:p>
        </text:list-item>
        <text:list-item>
          <text:p text:style-name="P13"><text:soft-page-break/><text:span text:style-name="T3">ER.png - </text:span><text:span text:style-name="T2">Diagrama representante do modelo ER.</text:span></text:p>
        </text:list-item>
        <text:list-item>
          <text:p text:style-name="P13"><text:span text:style-name="T3">MR.sch - </text:span><text:span text:style-name="T2">Ficheiro que contém o modelo relacional convertido do modelo ER.</text:span></text:p>
        </text:list-item>
        <text:list-item>
          <text:p text:style-name="P13"><text:span text:style-name="T3">MR.png - </text:span><text:span text:style-name="T2">Diagrama representante do modelo relacional.</text:span></text:p>
        </text:list-item>
      </text:list>
      <text:p text:style-name="P10">Requisitos</text:p>
      <text:p text:style-name="P11">O universo é aquele que representa todos os anti-heróis da DC Comics. Para a personagem ser considerada oficialmente parte do universo da DC Comics, terá de ter aparecido numa das edições de banda desenhada ou num dos filmes oficiais, que poderão ser adaptações das bandas desenhadas ou histórias originais.</text:p>
      <text:p text:style-name="P11">Designa-se de anti-herói a personagem do universo da DC Comics que não é inerentemente má, como os vilões, podendo cometer atos her<text:span text:style-name="T13">o</text:span>icos, mas que os pratica com métodos moralmente questionáveis. Exclu<text:span text:style-name="T13">i</text:span>u-se, então, todas as personagens cujas as características não correspondiam com estas designações.</text:p>
      <text:p text:style-name="P2"><text:span text:style-name="T2">Cada anti-herói necessita de um </text:span><text:span text:style-name="T4">alias</text:span><text:span text:style-name="T2">, ou um pseudónimo, que representa a identidade com a qual a personagem realiza as suas ações. </text:span></text:p>
      <text:p text:style-name="P11">/AJUSTEM OS REQUISITOS NECESSÁRIOS A UMA PERSONAGEM SER CONSIDERADA PARTE DO UNIVERSO/</text:p>
      <text:p text:style-name="P12">Modelo ER</text:p>
      <text:p text:style-name="P2"><text:span text:style-name="T2">Tendo em consideração os requisitos anteriormente enumerados, declarou-se 4 entidades-tipo: </text:span><text:span text:style-name="T3">CHARACTERS, MOVIES, COMICS </text:span><text:span text:style-name="T2">e </text:span><text:span text:style-name="T3">TEAMS. </text:span></text:p>
      <text:p text:style-name="P2"><text:span text:style-name="T3">CHARACTERS </text:span><text:span text:style-name="T2">representa o anti-herói em si, sendo caracterizado por: </text:span><text:span text:style-name="T4">Alias</text:span><text:span text:style-name="T2">, a chave primária que é necessária para a existência da personagem no canon da DC como anti-herói; </text:span><text:span text:style-name="T4">Name</text:span><text:span text:style-name="T2">, o nome de nascimento da personagem; </text:span><text:span text:style-name="T4">Occupation</text:span><text:span text:style-name="T2">, a profissão da personagem antes de se tornar anti-herói; </text:span><text:span text:style-name="T4">FirstComicAppearance, </text:span><text:span text:style-name="T2">o nome da edição onde a personagem apareceu pela primeira vez; </text:span><text:span text:style-name="T4">FirstMovieAppearance, </text:span><text:span text:style-name="T2">o nome do filme onde a personagem apareceu pela primeira vez, que pode ser NULL, podendo a personagem nunca ter aparecido num filme; </text:span><text:span text:style-name="T4">TeamId,</text:span><text:span text:style-name="T2"> o identificador da(s) equipa(s) à qual pertence a personagem; </text:span><text:span text:style-name="T4">Status,</text:span><text:span text:style-name="T2"> o estado atual da personagem, isto é, vivo, morto, ressuscitado ou estado desconhecido e </text:span><text:span text:style-name="T4">Gender,</text:span><text:span text:style-name="T2"> o género da personagem, masculino, feminino ou outro.</text:span></text:p>
      <text:p text:style-name="P2"><text:span text:style-name="T3">MOVIES </text:span><text:span text:style-name="T2">representa os filmes da DC Comics, sendo caracterizado por: </text:span><text:span text:style-name="T4">Title, </text:span><text:span text:style-name="T2">o título do filme; </text:span><text:span text:style-name="T4">Director</text:span><text:span text:style-name="T2">, o diretor do filme e </text:span><text:span text:style-name="T4">ReleaseYear</text:span><text:span text:style-name="T2">, o ano de lançamento do filme.</text:span></text:p>
      <text:p text:style-name="P2"><text:span text:style-name="T3">COMICS</text:span><text:span text:style-name="T2"> representa as bandas desenhadas da DC Comics, caracterizadas por: </text:span><text:span text:style-name="T4">Title,</text:span><text:span text:style-name="T2"> o título da edição; </text:span><text:span text:style-name="T4">Creator</text:span><text:span text:style-name="T2">, o criador da edição, podendo ser o artista principal ou o escritor e </text:span><text:span text:style-name="T4">ReleaseYear</text:span><text:span text:style-name="T2">, o ano de lançamento da edição.</text:span></text:p>
      <text:p text:style-name="P2"><text:span text:style-name="T3">TEAMS</text:span><text:span text:style-name="T2"> representa as equipas de diferentes anti-heróis, sendo caracterizado por: </text:span><text:span text:style-name="T4">TeamId,</text:span><text:span text:style-name="T2"> um valor de identificação da equipa e </text:span><text:span text:style-name="T4">Name</text:span><text:span text:style-name="T2">, o nome da equipa.</text:span></text:p>
      <text:p text:style-name="P11">/FALTA FALAR DOS RELACIONAMENTOS/</text:p>
      <text:p text:style-name="P12">Modelo Relacional</text:p>
      <text:p text:style-name="P2"><text:soft-page-break/><text:span text:style-name="T2">A tradução para modelo relacional criou 4 tabelas representantes de cada entidade-tipo: </text:span><text:span text:style-name="T3">CHARACTERS, MOVIES, COMICS </text:span><text:span text:style-name="T2">e </text:span><text:span text:style-name="T3">TEAMS.</text:span></text:p>
      <text:p text:style-name="P2"><text:span text:style-name="T3">CHARACTERS</text:span><text:span text:style-name="T2"> em que </text:span><text:span text:style-name="T4">Alias, Name, Occupation, FirstComicAppearance,FirstMovieAppearance</text:span><text:span text:style-name="T2"> são do tipo varchar, </text:span><text:span text:style-name="T4">Status</text:span><text:span text:style-name="T2"> e </text:span><text:span text:style-name="T4">Gender</text:span><text:span text:style-name="T2"> são do tipo enum e </text:span><text:span text:style-name="T4">TeamId</text:span><text:span text:style-name="T2"> do tipo int.</text:span></text:p>
      <text:p text:style-name="P2"><text:span text:style-name="T3">MOVIES</text:span><text:span text:style-name="T2"> em que </text:span><text:span text:style-name="T4">Title</text:span><text:span text:style-name="T2"> e </text:span><text:span text:style-name="T4">Director</text:span><text:span text:style-name="T2"> são do tipo varchar e </text:span><text:span text:style-name="T4">ReleaseYear</text:span><text:span text:style-name="T2"> é do tipo int. </text:span><text:span text:style-name="T4">Title</text:span><text:span text:style-name="T2"> é uma chave externa referenciada em </text:span><text:span text:style-name="T3">CHARACTERS</text:span><text:span text:style-name="T2"> no valor </text:span><text:span text:style-name="T4">FirstMovieAppearance</text:span><text:span text:style-name="T2">.</text:span></text:p>
      <text:p text:style-name="P2"><text:span text:style-name="T3">COMICS</text:span><text:span text:style-name="T2"> em que </text:span><text:span text:style-name="T4">Title</text:span><text:span text:style-name="T2"> e </text:span><text:span text:style-name="T4">Creator</text:span><text:span text:style-name="T2"> são do tipo varchar e </text:span><text:span text:style-name="T4">ReleaseYear</text:span><text:span text:style-name="T2"> é do tipo int. </text:span><text:span text:style-name="T4">Title</text:span><text:span text:style-name="T2"> é uma chave externa referenciada em </text:span><text:span text:style-name="T3">CHARACTERS</text:span><text:span text:style-name="T2"> no valor </text:span><text:span text:style-name="T4">FirstComicAppearance</text:span><text:span text:style-name="T2">.</text:span></text:p>
      <text:p text:style-name="P2"><text:span text:style-name="T3">TEAMS</text:span><text:span text:style-name="T2"> em que </text:span><text:span text:style-name="T4">TeamId</text:span><text:span text:style-name="T2"> é do tipo int e </text:span><text:span text:style-name="T4">Name</text:span><text:span text:style-name="T2"> é do tipo varchar. </text:span><text:span text:style-name="T4">TeamId</text:span><text:span text:style-name="T2"> é uma chave externa referenciada em </text:span><text:span text:style-name="T3">CHARACTERS</text:span><text:span text:style-name="T2"> no valor </text:span><text:span text:style-name="T4">Teams</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Helvetica" svg:font-family="Helvetica, Arial, sans-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2T21:03:11.459505951</dc:date>
    <meta:editing-duration>PT2H9M50S</meta:editing-duration>
    <meta:editing-cycles>1</meta:editing-cycles>
    <meta:document-statistic meta:table-count="0" meta:image-count="0" meta:object-count="1" meta:page-count="3" meta:paragraph-count="33" meta:word-count="593" meta:character-count="3781" meta:non-whitespace-character-count="3221"/>
    <meta:generator>LibreOffice/6.0.7.3$Linux_X86_64 LibreOffice_project/00m0$Build-3</meta:generator>
  </office:meta>
</office:document-meta>
</file>